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9.867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style:vertical-align="automatic"/>
      <style:paragraph-properties fo:margin-left="0cm"/>
    </style:style>
    <style:style style:name="ce5" style:family="table-cell" style:parent-style-name="Default">
      <style:table-cell-properties fo:background-color="#eeeeee" fo:border="0.06pt solid #000000"/>
    </style:style>
    <style:style style:name="ce7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[X]</text:p>
          </table:table-cell>
          <table:table-cell office:value-type="string" calcext:value-type="string">
            <text:p>Shrink images if either dimension is bigger than (in pixels):</text:p>
          </table:table-cell>
          <table:table-cell table:style-name="ce5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[X]</text:p>
          </table:table-cell>
          <table:table-cell office:value-type="string" calcext:value-type="string">
            <text:p>Stretch images if either dimension is smaller than (in pixels):</text:p>
          </table:table-cell>
          <table:table-cell table:style-name="ce5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[X]</text:p>
          </table:table-cell>
          <table:table-cell table:style-name="ce3" office:value-type="string" calcext:value-type="string">
            <text:p>Apply a white background to make the image 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X] </text:p>
          </table:table-cell>
          <table:table-cell office:value-type="string" calcext:value-type="string">
            <text:p>Compress image. (0-100%, higher is clearer image)</text:p>
          </table:table-cell>
          <table:table-cell table:style-name="ce5"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[X]</text:p>
          </table:table-cell>
          <table:table-cell office:value-type="string" calcext:value-type="string">
            <text:p>Strip EXIF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X]</text:p>
          </table:table-cell>
          <table:table-cell office:value-type="string" calcext:value-type="string">
            <text:p>Convert images to 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X]</text:p>
          </table:table-cell>
          <table:table-cell office:value-type="string" calcext:value-type="string">
            <text:p>Delete converted file if conversion is successfu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ebugging level</text:p>
          </table:table-cell>
          <table:table-cell table:style-name="ce7" office:value-type="string" calcext:value-type="string">
            <text:p>[ERROR,</text:p>
            <text:p>WARNING, </text:p>
            <text:p>DEBUG, </text:p>
            <text:p>INFO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00-00-00</text:date>, <text:time style:data-style-name="N2" text:time-value="18:49:42.4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1T12:51:49.756000000</meta:creation-date>
    <dc:date>2021-12-16T19:16:54.887000000</dc:date>
    <meta:editing-duration>PT2H35M53S</meta:editing-duration>
    <meta:editing-cycles>6</meta:editing-cycles>
    <meta:generator>LibreOffice/7.1.7.2$Windows_X86_64 LibreOffice_project/c6a4e3954236145e2acb0b65f68614365aeee33f</meta:generator>
    <meta:document-statistic meta:table-count="1" meta:cell-count="19" meta:object-count="0"/>
  </office:meta>
</office:document-meta>
</file>